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</office:automatic-styles>
  <office:body>
    <office:text>
      <text:p text:style-name="P1"><text:span text:style-name="T1_1">Saturday</text:span><text:span text:style-name="T1_2"><text:s/>1501<text:s/>-<text:s/></text:span><text:span text:style-name="T1_3">Section</text:span><text:span text:style-name="T1_4"><text:s/></text:span><text:span text:style-name="T1_5">Started</text:span><text:span text:style-name="T1_6"><text:s/>-<text:s/></text:span><text:span text:style-name="T1_7">Hansen</text:span></text:p>
      <text:p text:style-name="P2"><text:span text:style-name="T2_1">Saturday</text:span><text:span text:style-name="T2_2"><text:s/>1539<text:s/>-<text:s/></text:span><text:span text:style-name="T2_3">Changelog</text:span><text:span text:style-name="T2_4"><text:s/></text:span><text:span text:style-name="T2_5">Added</text:span><text:span text:style-name="T2_6"><text:s/>-<text:s/></text:span><text:span text:style-name="T2_7">Jones</text:span></text:p>
      <text:p text:style-name="P3"><text:span text:style-name="T3_1">1435<text:s/></text:span><text:span text:style-name="T3_2">Sunday</text:span><text:span text:style-name="T3_3"><text:s/>-<text:s/></text:span><text:span text:style-name="T3_4">edited</text:span><text:span text:style-name="T3_5">/</text:span><text:span text:style-name="T3_6">proofread</text:span><text:span text:style-name="T3_7"><text:s/>-<text:s/></text:span><text:span text:style-name="T3_8">LeBlanc</text:span></text:p>
      <text:p text:style-name="P4"/>
      <text:p text:style-name="P5"><text:span text:style-name="T5_1">sunday</text:span><text:span text:style-name="T5_2"><text:s/>1538-<text:s/></text:span><text:span text:style-name="T5_3">kellerman</text:span><text:span text:style-name="T5_4">,<text:s/></text:span><text:span text:style-name="T5_5">review</text:span><text:span text:style-name="T5_6"><text:s/></text:span><text:span text:style-name="T5_7">questions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